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2.55pt"/>
    </style:style>
    <style:style style:name="co2" style:family="table-column">
      <style:table-column-properties fo:break-before="auto" style:column-width="63.3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16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details1</text:p>
          </table:table-cell>
          <table:table-cell table:style-name="ce1" office:value-type="string" calcext:value-type="string">
            <text:p>details2</text:p>
          </table:table-cell>
          <table:table-cell table:style-name="ce1" office:value-type="string" calcext:value-type="string">
            <text:p>details3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mm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rel connector</text:p>
          </table:table-cell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2,1mm int pin 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table:formula="of:=[.E3]*[.F3]" office:value-type="float" office:value="0.47" calcext:value-type="float">
            <text:p>0.47</text:p>
          </table:table-cell>
          <table:table-cell office:value-type="string" calcext:value-type="string">
            <text:p>https://www.reichelt.de/DC-Jacks/LUM-NEB-21R/3/index.html?&amp;ACTION=3&amp;LA=2&amp;ARTICLE=116262&amp;GROUPID=3258&amp;artnr=LUM+NEB+21R</text:p>
          </table:table-cell>
          <table:table-cell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2.1mm pin</text:p>
          </table:table-cell>
          <table:table-cell office:value-type="float" office:value="1" calcext:value-type="float">
            <text:p>1</text:p>
          </table:table-cell>
          <table:table-cell office:value-type="float" office:value="18.65" calcext:value-type="float">
            <text:p>18.65</text:p>
          </table:table-cell>
          <table:table-cell table:formula="of:=[.E4]*[.F4]" office:value-type="float" office:value="18.65" calcext:value-type="float">
            <text:p>18.65</text:p>
          </table:table-cell>
          <table:table-cell office:value-type="string" calcext:value-type="string">
            <text:p>https://www.reichelt.de/Power-Supplies-Fixed-Voltage/MW-GST60A12/3/index.html?&amp;ACTION=3&amp;LA=2&amp;ARTICLE=169684&amp;GROUPID=4950&amp;artnr=MW+GST60A12</text:p>
          </table:table-cell>
          <table:table-cell/>
        </table:table-row>
        <table:table-row table:style-name="ro1">
          <table:table-cell office:value-type="string" calcext:value-type="string">
            <text:p>Custom PC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5]*[.F5]" office:value-type="float" office:value="5" calcext:value-type="float">
            <text:p>5</text:p>
          </table:table-cell>
          <table:table-cell office:value-type="string" calcext:value-type="string">
            <text:p>https://github.com/amchagas/Flypi/tree/development/PCB</text:p>
          </table:table-cell>
          <table:table-cell/>
        </table:table-row>
        <table:table-row table:style-name="ro1">
          <table:table-cell office:value-type="string" calcext:value-type="string">
            <text:p>3D printed fram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6]*[.F6]" office:value-type="float" office:value="5" calcext:value-type="float">
            <text:p>5</text:p>
          </table:table-cell>
          <table:table-cell office:value-type="string" calcext:value-type="string">
            <text:p>https://github.com/amchagas/Flypi/tree/development/3D_print_files</text:p>
          </table:table-cell>
          <table:table-cell/>
        </table:table-row>
        <table:table-row table:style-name="ro1">
          <table:table-cell office:value-type="string" calcext:value-type="string">
            <text:p>Flat ribbon cable</text:p>
          </table:table-cell>
          <table:table-cell office:value-type="string" calcext:value-type="string">
            <text:p>10pin </text:p>
          </table:table-cell>
          <table:table-cell office:value-type="string" calcext:value-type="string">
            <text:p>3m colored</text:p>
          </table:table-cell>
          <table:table-cell office:value-type="string" calcext:value-type="string">
            <text:p>AWG-28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.99</text:p>
          </table:table-cell>
          <table:table-cell table:formula="of:=[.E7]*[.F7]" office:value-type="float" office:value="1.99" calcext:value-type="float">
            <text:p>1.99</text:p>
          </table:table-cell>
          <table:table-cell office:value-type="string" calcext:value-type="string">
            <text:p>https://www.reichelt.de/Flachbandkabel/AWG-28-10F-3M/3/index.html?ACTION=3&amp;GROUPID=3328&amp;ARTICLE=47668&amp;OFFSET=16&amp;SID=12V0KkLawQATQAAHaiTrQ76eddfec27d96e4abaa567a74d209b7b&amp;LANGUAGE=EN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Raspberry pi modu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680µF</text:p>
          </table:table-cell>
          <table:table-cell office:value-type="string" calcext:value-type="string">
            <text:p>Electrolitic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table:formula="of:=[.E10]*[.F10]" office:value-type="float" office:value="0.43" calcext:value-type="float">
            <text:p>0.43</text:p>
          </table:table-cell>
          <table:table-cell office:value-type="string" calcext:value-type="string">
            <text:p>https://www.reichelt.de/Elkos-radial-105-C-1000-5000h/RAD-FC-680-16/3/index.html?&amp;ACTION=3&amp;LA=5700&amp;ARTICLE=84685&amp;GROUPID=4000&amp;artnr=RAD+FC+680%2F16</text:p>
          </table:table-cell>
          <table:table-cell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220µF</text:p>
          </table:table-cell>
          <table:table-cell office:value-type="string" calcext:value-type="string">
            <text:p>Electrolitic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formula="of:=[.E11]*[.F11]" office:value-type="float" office:value="0.08" calcext:value-type="float">
            <text:p>0.08</text:p>
          </table:table-cell>
          <table:table-cell office:value-type="string" calcext:value-type="string">
            <text:p>https://www.reichelt.de/Elkos-radial-85-C/RAD-220-63/3/index.html?&amp;ACTION=3&amp;LA=5700&amp;ARTICLE=15121&amp;GROUPID=3143&amp;artnr=RAD+220%2F63</text:p>
          </table:table-cell>
          <table:table-cell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20-60V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Schottky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table:formula="of:=[.E12]*[.F12]" office:value-type="float" office:value="0.18" calcext:value-type="float">
            <text:p>0.18</text:p>
          </table:table-cell>
          <table:table-cell office:value-type="string" calcext:value-type="string">
            <text:p>https://www.reichelt.de/SB-SKE-4F-Dioden/SB-330/3/index.html?&amp;ACTION=3&amp;LA=5700&amp;ARTICLE=16039&amp;GROUPID=2991&amp;artnr=SB+330</text:p>
          </table:table-cell>
          <table:table-cell/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3.6A</text:p>
          </table:table-cell>
          <table:table-cell office:value-type="string" calcext:value-type="string">
            <text:p>33µH</text:p>
          </table:table-cell>
          <table:table-cell office:value-type="string" calcext:value-type="string">
            <text:p>Ferrit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formula="of:=[.E13]*[.F13]" office:value-type="float" office:value="0.6" calcext:value-type="float">
            <text:p>0.6</text:p>
          </table:table-cell>
          <table:table-cell office:value-type="string" calcext:value-type="string">
            <text:p>https://www.reichelt.de/Fest-Induktivitaeten-radial/L-09HCP-33-/3/index.html?ACTION=3&amp;GROUPID=3180&amp;ARTICLE=138657&amp;OFFSET=16&amp;SID=11V0QcSawQATMAAEmsvA88c90efb72bf42bc26df1c2bd134cc523&amp;LANGUAGE=EN</text:p>
          </table:table-cell>
          <table:table-cell/>
        </table:table-row>
        <table:table-row table:style-name="ro1">
          <table:table-cell office:value-type="string" calcext:value-type="string">
            <text:p>Screw terminal </text:p>
          </table:table-cell>
          <table:table-cell office:value-type="string" calcext:value-type="string">
            <text:p>2pin</text:p>
          </table:table-cell>
          <table:table-cell office:value-type="string" calcext:value-type="string">
            <text:p>6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table:formula="of:=[.E14]*[.F14]" office:value-type="float" office:value="0.24" calcext:value-type="float">
            <text:p>0.24</text:p>
          </table:table-cell>
          <table:table-cell office:value-type="string" calcext:value-type="string">
            <text:p>https://www.reichelt.de/Screw-terminals/AKL-059-02/3/index.html?&amp;ACTION=3&amp;LA=5700&amp;ARTICLE=36598&amp;GROUPID=7246&amp;artnr=AKL+059-02</text:p>
          </table:table-cell>
          <table:table-cell/>
        </table:table-row>
        <table:table-row table:style-name="ro1">
          <table:table-cell office:value-type="string" calcext:value-type="string">
            <text:p>Switching volt reg (LM2596)</text:p>
          </table:table-cell>
          <table:table-cell office:value-type="string" calcext:value-type="string">
            <text:p>45V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TO-220-5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formula="of:=[.E15]*[.F15]" office:value-type="float" office:value="3.8" calcext:value-type="float">
            <text:p>3.8</text:p>
          </table:table-cell>
          <table:table-cell office:value-type="string" calcext:value-type="string">
            <text:p>https://www.reichelt.de/ICs-LM-2000-LM-25576/LM-2596-T5-0/3/index.html?&amp;ACTION=3&amp;LA=5700&amp;ARTICLE=109365&amp;GROUPID=5466&amp;artnr=LM+2596+T5%2C0</text:p>
          </table:table-cell>
          <table:table-cell/>
        </table:table-row>
        <table:table-row table:style-name="ro1">
          <table:table-cell office:value-type="string" calcext:value-type="string">
            <text:p>Raspberry pi 3</text:p>
          </table:table-cell>
          <table:table-cell office:value-type="string" calcext:value-type="string">
            <text:p>Pi 2 will also wor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7.5" calcext:value-type="float">
            <text:p>37.5</text:p>
          </table:table-cell>
          <table:table-cell table:formula="of:=[.E16]*[.F16]" office:value-type="float" office:value="37.5" calcext:value-type="float">
            <text:p>37.5</text:p>
          </table:table-cell>
          <table:table-cell office:value-type="string" calcext:value-type="string">
            <text:p>http://www.reichelt.de/RASPBERRY-PI-3/3/index.html?&amp;ACTION=3&amp;LA=446&amp;ARTICLE=164977&amp;artnr=RASPBERRY+PI+3&amp;SEARCH=raspberry+pi3</text:p>
          </table:table-cell>
          <table:table-cell/>
        </table:table-row>
        <table:table-row table:style-name="ro1">
          <table:table-cell office:value-type="string" calcext:value-type="string">
            <text:p>HDMI cable</text:p>
          </table:table-cell>
          <table:table-cell office:value-type="string" calcext:value-type="string">
            <text:p>0.5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table:formula="of:=[.E17]*[.F17]" office:value-type="float" office:value="1.55" calcext:value-type="float">
            <text:p>1.55</text:p>
          </table:table-cell>
          <table:table-cell office:value-type="string" calcext:value-type="string">
            <text:p>http://www.reichelt.de/A-V-Cables-HDMI-mini-micro-HDMI-/AK-HDMI-0-50G-ET/3/index.html?&amp;ACTION=3&amp;LA=2&amp;ARTICLE=141813&amp;GROUPID=3615&amp;artnr=AK+HDMI+0%2C50G+ET</text:p>
          </table:table-cell>
          <table:table-cell/>
        </table:table-row>
        <table:table-row table:style-name="ro1">
          <table:table-cell office:value-type="string" calcext:value-type="string">
            <text:p>USB cable</text:p>
          </table:table-cell>
          <table:table-cell office:value-type="string" calcext:value-type="string">
            <text:p>A to micro 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18]*[.F18]" office:value-type="float" office:value="1.5" calcext:value-type="float">
            <text:p>1.5</text:p>
          </table:table-cell>
          <table:table-cell office:value-type="string" calcext:value-type="string">
            <text:p>http://www.reichelt.de/USB-Cables/AK-676-AB/3/index.html?&amp;ACTION=3&amp;LA=2&amp;ARTICLE=74221&amp;GROUPID=6099&amp;artnr=AK+676-AB</text:p>
          </table:table-cell>
          <table:table-cell/>
        </table:table-row>
        <table:table-row table:style-name="ro1">
          <table:table-cell office:value-type="string" calcext:value-type="string">
            <text:p>Screws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Head cap</text:p>
          </table:table-cell>
          <table:table-cell office:value-type="string" calcext:value-type="string">
            <text:p>6mm long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table:formula="of:=[.E19]*[.F19]" office:value-type="float" office:value="0.2" calcext:value-type="float">
            <text:p>0.2</text:p>
          </table:table-cell>
          <table:table-cell office:value-type="string" calcext:value-type="string">
            <text:p>http://www.screwsandmore.de/en/50-pcs-DIN-912-A2-M3X6.html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Arduino modu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duino Nano</text:p>
          </table:table-cell>
          <table:table-cell office:value-type="string" calcext:value-type="string">
            <text:p>Atmega3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.9" calcext:value-type="float">
            <text:p>22.9</text:p>
          </table:table-cell>
          <table:table-cell table:formula="of:=[.E22]*[.F22]" office:value-type="float" office:value="22.9" calcext:value-type="float">
            <text:p>22.9</text:p>
          </table:table-cell>
          <table:table-cell office:value-type="string" calcext:value-type="string">
            <text:p>https://www.reichelt.de/ARDUINO-NANO/3/index.html?&amp;ACTION=3&amp;LA=446&amp;ARTICLE=142943&amp;artnr=ARDUINO+NANO&amp;SEARCH=arduino+nano</text:p>
          </table:table-cell>
          <table:table-cell/>
        </table:table-row>
        <table:table-row table:style-name="ro1">
          <table:table-cell office:value-type="string" calcext:value-type="string">
            <text:p>socket terminal strip</text:p>
          </table:table-cell>
          <table:table-cell office:value-type="string" calcext:value-type="string">
            <text:p>20 pin</text:p>
          </table:table-cell>
          <table:table-cell office:value-type="string" calcext:value-type="string">
            <text:p>2.54 spacing</text:p>
          </table:table-cell>
          <table:table-cell office:value-type="string" calcext:value-type="string">
            <text:p>8.5mm height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table:formula="of:=[.E23]*[.F23]" office:value-type="float" office:value="0.54" calcext:value-type="float">
            <text:p>0.54</text:p>
          </table:table-cell>
          <table:table-cell office:value-type="string" calcext:value-type="string">
            <text:p>https://www.reichelt.de/Buchsenleisten/BL-1X20G8-2-54/3/index.html?&amp;ACTION=3&amp;LA=5700&amp;ARTICLE=51827&amp;GROUPID=3221&amp;artnr=BL+1X20G8+2%2C54</text:p>
          </table:table-cell>
          <table:table-cell/>
        </table:table-row>
        <table:table-row table:style-name="ro1">
          <table:table-cell office:value-type="string" calcext:value-type="string">
            <text:p>USB cable</text:p>
          </table:table-cell>
          <table:table-cell office:value-type="string" calcext:value-type="string">
            <text:p>A to mini B</text:p>
          </table:table-cell>
          <table:table-cell office:value-type="string" calcext:value-type="string">
            <text:p>0.3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table:formula="of:=[.E24]*[.F24]" office:value-type="float" office:value="1.95" calcext:value-type="float">
            <text:p>1.95</text:p>
          </table:table-cell>
          <table:table-cell office:value-type="string" calcext:value-type="string">
            <text:p>http://www.reichelt.de/USB-Cables/DELOCK-83178/3/index.html?&amp;ACTION=3&amp;LA=2&amp;ARTICLE=163118&amp;GROUPID=6099&amp;artnr=DELOCK+83178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eltier modu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-Bridge (L298N)</text:p>
          </table:table-cell>
          <table:table-cell office:value-type="string" calcext:value-type="string">
            <text:p>Multiwatt 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table:formula="of:=[.E27]*[.F27]" office:value-type="float" office:value="2.4" calcext:value-type="float">
            <text:p>2.4</text:p>
          </table:table-cell>
          <table:table-cell office:value-type="string" calcext:value-type="string">
            <text:p>https://www.reichelt.de/L-298/3/index.html?&amp;ACTION=3&amp;LA=446&amp;ARTICLE=9667&amp;artnr=L+298&amp;SEARCH=l298n</text:p>
          </table:table-cell>
          <table:table-cell/>
        </table:table-row>
        <table:table-row table:style-name="ro1">
          <table:table-cell office:value-type="string" calcext:value-type="string">
            <text:p>Fan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40X40X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.99</text:p>
          </table:table-cell>
          <table:table-cell table:formula="of:=[.E28]*[.F28]" office:value-type="float" office:value="1.99" calcext:value-type="float">
            <text:p>1.99</text:p>
          </table:table-cell>
          <table:table-cell office:value-type="string" calcext:value-type="string">
            <text:p>https://www.reichelt.de/FAN-4020-12V/3/index.html?&amp;ACTION=3&amp;LA=446&amp;ARTICLE=11005&amp;artnr=FAN-4020+12V&amp;SEARCH=fan</text:p>
          </table:table-cell>
          <table:table-cell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Electrolitic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table:formula="of:=[.E29]*[.F29]" office:value-type="float" office:value="0.08" calcext:value-type="float">
            <text:p>0.08</text:p>
          </table:table-cell>
          <table:table-cell office:value-type="string" calcext:value-type="string">
            <text:p>https://www.reichelt.de/Elkos-radial-85-C/RAD-0-1-100/3/index.html?&amp;ACTION=3&amp;LA=5700&amp;ARTICLE=15085&amp;GROUPID=3143&amp;artnr=RAD+0%2C1%2F100</text:p>
          </table:table-cell>
          <table:table-cell/>
        </table:table-row>
        <table:table-row table:style-name="ro1">
          <table:table-cell office:value-type="string" calcext:value-type="string">
            <text:p>LED RGB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20mA</text:p>
          </table:table-cell>
          <table:table-cell office:value-type="string" calcext:value-type="string">
            <text:p>4 pin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table:formula="of:=[.E30]*[.F30]" office:value-type="float" office:value="0.58" calcext:value-type="float">
            <text:p>0.58</text:p>
          </table:table-cell>
          <table:table-cell office:value-type="string" calcext:value-type="string">
            <text:p>https://www.reichelt.de/LED-LL-5-8000RGB/3/index.html?&amp;ACTION=3&amp;LA=446&amp;ARTICLE=156358&amp;artnr=LED+LL+5-8000RGB&amp;SEARCH=rgb+led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/4W</text:p>
          </table:table-cell>
          <table:table-cell office:value-type="string" calcext:value-type="string">
            <text:p>220Ohm</text:p>
          </table:table-cell>
          <table:table-cell office:value-type="string" calcext:value-type="string">
            <text:p>carbon film</text:p>
          </table:table-cell>
          <table:table-cell office:value-type="float" office:value="3" calcext:value-type="float">
            <text:p>3</text:p>
          </table:table-cell>
          <table:table-cell office:value-type="float" office:value="0.11" calcext:value-type="float">
            <text:p>0.11</text:p>
          </table:table-cell>
          <table:table-cell table:formula="of:=[.E31]*[.F31]" office:value-type="float" office:value="0.33" calcext:value-type="float">
            <text:p>0.33</text:p>
          </table:table-cell>
          <table:table-cell office:value-type="string" calcext:value-type="string">
            <text:p>https://www.reichelt.de/1-4W-5-100-Ohm-910-Ohm/1-4W-220/3/index.html?&amp;ACTION=3&amp;LA=5700&amp;ARTICLE=1382&amp;GROUPID=3064&amp;artnr=1%2F4W+220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7W</text:p>
          </table:table-cell>
          <table:table-cell office:value-type="string" calcext:value-type="string">
            <text:p>1Ohm</text:p>
          </table:table-cell>
          <table:table-cell office:value-type="string" calcext:value-type="string">
            <text:p>Axial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table:formula="of:=[.E32]*[.F32]" office:value-type="float" office:value="0.97" calcext:value-type="float">
            <text:p>0.97</text:p>
          </table:table-cell>
          <table:table-cell office:value-type="string" calcext:value-type="string">
            <text:p>https://www.reichelt.de/17-Watt-axial/17W-AXIAL-1-0/3/index.html?&amp;ACTION=3&amp;LA=5700&amp;ARTICLE=1629&amp;GROUPID=3122&amp;artnr=17W+AXIAL+1%2C0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/4W</text:p>
          </table:table-cell>
          <table:table-cell office:value-type="string" calcext:value-type="string">
            <text:p>270Ohm</text:p>
          </table:table-cell>
          <table:table-cell office:value-type="string" calcext:value-type="string">
            <text:p>carbon film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table:formula="of:=[.E33]*[.F33]" office:value-type="float" office:value="0.11" calcext:value-type="float">
            <text:p>0.11</text:p>
          </table:table-cell>
          <table:table-cell office:value-type="string" calcext:value-type="string">
            <text:p>https://www.reichelt.de/1-4W-5-100-Ohm-910-Ohm/1-4W-270/3/index.html?&amp;ACTION=3&amp;LA=5700&amp;ARTICLE=1390&amp;GROUPID=3064&amp;artnr=1%2F4W+270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/4W</text:p>
          </table:table-cell>
          <table:table-cell office:value-type="string" calcext:value-type="string">
            <text:p>1kOhm</text:p>
          </table:table-cell>
          <table:table-cell office:value-type="string" calcext:value-type="string">
            <text:p>carbon film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table:formula="of:=[.E34]*[.F34]" office:value-type="float" office:value="0.11" calcext:value-type="float">
            <text:p>0.11</text:p>
          </table:table-cell>
          <table:table-cell office:value-type="string" calcext:value-type="string">
            <text:p>https://www.reichelt.de/1-4W-5-1-0-k-Ohm-9-1-k-Ohm/1-4W-1-0K/3/index.html?&amp;ACTION=3&amp;LA=2&amp;ARTICLE=1315&amp;GROUPID=3065&amp;artnr=1%2F4W+1%2C0K</text:p>
          </table:table-cell>
          <table:table-cell/>
        </table:table-row>
        <table:table-row table:style-name="ro1">
          <table:table-cell office:value-type="string" calcext:value-type="string">
            <text:p>Transisitor (BC368)</text:p>
          </table:table-cell>
          <table:table-cell office:value-type="string" calcext:value-type="string">
            <text:p>20V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0.8W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formula="of:=[.E35]*[.F35]" office:value-type="float" office:value="0.08" calcext:value-type="float">
            <text:p>0.08</text:p>
          </table:table-cell>
          <table:table-cell office:value-type="string" calcext:value-type="string">
            <text:p>https://www.reichelt.de/BC-Transistors/BC-368/3/index.html?&amp;ACTION=3&amp;LA=5700&amp;ARTICLE=4992&amp;GROUPID=7206&amp;artnr=BC+368</text:p>
          </table:table-cell>
          <table:table-cell/>
        </table:table-row>
        <table:table-row table:style-name="ro1">
          <table:table-cell office:value-type="string" calcext:value-type="string">
            <text:p>Peltier element</text:p>
          </table:table-cell>
          <table:table-cell office:value-type="string" calcext:value-type="string">
            <text:p>15.4V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40X40X4.1mm</text:p>
          </table:table-cell>
          <table:table-cell office:value-type="float" office:value="1" calcext:value-type="float">
            <text:p>1</text:p>
          </table:table-cell>
          <table:table-cell office:value-type="float" office:value="17.1" calcext:value-type="float">
            <text:p>17.1</text:p>
          </table:table-cell>
          <table:table-cell table:formula="of:=[.E36]*[.F36]" office:value-type="float" office:value="17.1" calcext:value-type="float">
            <text:p>17.1</text:p>
          </table:table-cell>
          <table:table-cell office:value-type="string" calcext:value-type="string">
            <text:p>https://www.reichelt.de/TEC1-127-05/3/index.html?&amp;ACTION=3&amp;LA=446&amp;ARTICLE=149024&amp;artnr=TEC1+127+05&amp;SEARCH=peltier</text:p>
          </table:table-cell>
          <table:table-cell/>
        </table:table-row>
        <table:table-row table:style-name="ro1">
          <table:table-cell office:value-type="string" calcext:value-type="string">
            <text:p>Screw terminal </text:p>
          </table:table-cell>
          <table:table-cell office:value-type="string" calcext:value-type="string">
            <text:p>2pin</text:p>
          </table:table-cell>
          <table:table-cell office:value-type="string" calcext:value-type="string">
            <text:p>6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table:formula="of:=[.E37]*[.F37]" office:value-type="float" office:value="0.96" calcext:value-type="float">
            <text:p>0.96</text:p>
          </table:table-cell>
          <table:table-cell office:value-type="string" calcext:value-type="string">
            <text:p>https://www.reichelt.de/Screw-terminals/AKL-059-02/3/index.html?&amp;ACTION=3&amp;LA=5700&amp;ARTICLE=36598&amp;GROUPID=7246&amp;artnr=AKL+059-02</text:p>
          </table:table-cell>
          <table:table-cell/>
        </table:table-row>
        <table:table-row table:style-name="ro1">
          <table:table-cell office:value-type="string" calcext:value-type="string">
            <text:p>Heat sink</text:p>
          </table:table-cell>
          <table:table-cell office:value-type="string" calcext:value-type="string">
            <text:p>36X36X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table:formula="of:=[.E38]*[.F38]" office:value-type="float" office:value="2.3" calcext:value-type="float">
            <text:p>2.3</text:p>
          </table:table-cell>
          <table:table-cell office:value-type="string" calcext:value-type="string">
            <text:p>https://www.reichelt.de/Heat-Sinks-PCB-mounting/V-ICK-PGA36X36/3/index.html?&amp;ACTION=3&amp;LA=2&amp;ARTICLE=100978&amp;GROUPID=4621&amp;artnr=V+ICK+PGA36X36</text:p>
          </table:table-cell>
          <table:table-cell/>
        </table:table-row>
        <table:table-row table:style-name="ro1">
          <table:table-cell office:value-type="string" calcext:value-type="string">
            <text:p>Temp sensor (AD22100-KT)</text:p>
          </table:table-cell>
          <table:table-cell office:value-type="string" calcext:value-type="string">
            <text:p>TO-92</text:p>
          </table:table-cell>
          <table:table-cell office:value-type="string" calcext:value-type="string">
            <text:p>for negative temps use AT var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table:formula="of:=[.E39]*[.F39]" office:value-type="float" office:value="3.4" calcext:value-type="float">
            <text:p>3.4</text:p>
          </table:table-cell>
          <table:table-cell office:value-type="string" calcext:value-type="string">
            <text:p>https://www.reichelt.de/AD-22100-KT/3/index.html?&amp;ACTION=3&amp;LA=446&amp;ARTICLE=39279&amp;artnr=AD+22100+KT&amp;SEARCH=ad22100kt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Ring + Matri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680µF</text:p>
          </table:table-cell>
          <table:table-cell office:value-type="string" calcext:value-type="string">
            <text:p>Electrolitic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table:formula="of:=[.E42]*[.F42]" office:value-type="float" office:value="0.43" calcext:value-type="float">
            <text:p>0.43</text:p>
          </table:table-cell>
          <table:table-cell office:value-type="string" calcext:value-type="string">
            <text:p>https://www.reichelt.de/Elkos-radial-105-C-1000-5000h/RAD-FC-680-16/3/index.html?&amp;ACTION=3&amp;LA=5700&amp;ARTICLE=84685&amp;GROUPID=4000&amp;artnr=RAD+FC+680%2F16</text:p>
          </table:table-cell>
          <table:table-cell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220µF</text:p>
          </table:table-cell>
          <table:table-cell office:value-type="string" calcext:value-type="string">
            <text:p>Electrolitic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formula="of:=[.E43]*[.F43]" office:value-type="float" office:value="0.08" calcext:value-type="float">
            <text:p>0.08</text:p>
          </table:table-cell>
          <table:table-cell office:value-type="string" calcext:value-type="string">
            <text:p>https://www.reichelt.de/Elkos-radial-85-C/RAD-220-63/3/index.html?&amp;ACTION=3&amp;LA=5700&amp;ARTICLE=15121&amp;GROUPID=3143&amp;artnr=RAD+220%2F63</text:p>
          </table:table-cell>
          <table:table-cell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20-60V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Schottky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table:formula="of:=[.E44]*[.F44]" office:value-type="float" office:value="0.18" calcext:value-type="float">
            <text:p>0.18</text:p>
          </table:table-cell>
          <table:table-cell office:value-type="string" calcext:value-type="string">
            <text:p>https://www.reichelt.de/SB-SKE-4F-Dioden/SB-330/3/index.html?&amp;ACTION=3&amp;LA=5700&amp;ARTICLE=16039&amp;GROUPID=2991&amp;artnr=SB+330</text:p>
          </table:table-cell>
          <table:table-cell/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3.6A</text:p>
          </table:table-cell>
          <table:table-cell office:value-type="string" calcext:value-type="string">
            <text:p>33µH</text:p>
          </table:table-cell>
          <table:table-cell office:value-type="string" calcext:value-type="string">
            <text:p>Ferrit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formula="of:=[.E45]*[.F45]" office:value-type="float" office:value="0.6" calcext:value-type="float">
            <text:p>0.6</text:p>
          </table:table-cell>
          <table:table-cell office:value-type="string" calcext:value-type="string">
            <text:p>https://www.reichelt.de/Fest-Induktivitaeten-radial/L-09HCP-33-/3/index.html?ACTION=3&amp;GROUPID=3180&amp;ARTICLE=138657&amp;OFFSET=16&amp;SID=11V0QcSawQATMAAEmsvA88c90efb72bf42bc26df1c2bd134cc523&amp;LANGUAGE=EN</text:p>
          </table:table-cell>
          <table:table-cell/>
        </table:table-row>
        <table:table-row table:style-name="ro1">
          <table:table-cell office:value-type="string" calcext:value-type="string">
            <text:p>Switching volt reg (LM2596)</text:p>
          </table:table-cell>
          <table:table-cell office:value-type="string" calcext:value-type="string">
            <text:p>45V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TO-220-5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formula="of:=[.E46]*[.F46]" office:value-type="float" office:value="3.8" calcext:value-type="float">
            <text:p>3.8</text:p>
          </table:table-cell>
          <table:table-cell office:value-type="string" calcext:value-type="string">
            <text:p>https://www.reichelt.de/ICs-LM-2000-LM-25576/LM-2596-T5-0/3/index.html?&amp;ACTION=3&amp;LA=5700&amp;ARTICLE=109365&amp;GROUPID=5466&amp;artnr=LM+2596+T5%2C0</text:p>
          </table:table-cell>
          <table:table-cell/>
        </table:table-row>
        <table:table-row table:style-name="ro1">
          <table:table-cell office:value-type="string" calcext:value-type="string">
            <text:p>Screw terminal </text:p>
          </table:table-cell>
          <table:table-cell office:value-type="string" calcext:value-type="string">
            <text:p>3pin</text:p>
          </table:table-cell>
          <table:table-cell office:value-type="string" calcext:value-type="string">
            <text:p>6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table:formula="of:=[.E47]*[.F47]" office:value-type="float" office:value="0.36" calcext:value-type="float">
            <text:p>0.36</text:p>
          </table:table-cell>
          <table:table-cell office:value-type="string" calcext:value-type="string">
            <text:p>https://www.reichelt.de/Screw-terminals/AKL-059-03/3/index.html?&amp;ACTION=3&amp;LA=2&amp;ARTICLE=36599&amp;GROUPID=7246&amp;artnr=AKL+059-03</text:p>
          </table:table-cell>
          <table:table-cell/>
        </table:table-row>
        <table:table-row table:style-name="ro1">
          <table:table-cell office:value-type="string" calcext:value-type="string">
            <text:p>Screw terminal </text:p>
          </table:table-cell>
          <table:table-cell office:value-type="string" calcext:value-type="string">
            <text:p>2pin</text:p>
          </table:table-cell>
          <table:table-cell office:value-type="string" calcext:value-type="string">
            <text:p>6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table:formula="of:=[.E48]*[.F48]" office:value-type="float" office:value="0.24" calcext:value-type="float">
            <text:p>0.24</text:p>
          </table:table-cell>
          <table:table-cell office:value-type="string" calcext:value-type="string">
            <text:p>https://www.reichelt.de/Screw-terminals/AKL-059-02/3/index.html?&amp;ACTION=3&amp;LA=5700&amp;ARTICLE=36598&amp;GROUPID=7246&amp;artnr=AKL+059-02</text:p>
          </table:table-cell>
          <table:table-cell/>
        </table:table-row>
        <table:table-row table:style-name="ro1">
          <table:table-cell office:value-type="string" calcext:value-type="string">
            <text:p>Adafruit neopixel ring </text:p>
          </table:table-cell>
          <table:table-cell office:value-type="string" calcext:value-type="string">
            <text:p>12 LED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.71" calcext:value-type="float">
            <text:p>6.71</text:p>
          </table:table-cell>
          <table:table-cell table:formula="of:=[.E49]*[.F49]" office:value-type="float" office:value="6.71" calcext:value-type="float">
            <text:p>6.71</text:p>
          </table:table-cell>
          <table:table-cell office:value-type="string" calcext:value-type="string">
            <text:p>https://www.adafruit.com/product/1643</text:p>
          </table:table-cell>
          <table:table-cell/>
        </table:table-row>
        <table:table-row table:style-name="ro1">
          <table:table-cell office:value-type="string" calcext:value-type="string">
            <text:p>Adafruit LED matrix</text:p>
          </table:table-cell>
          <table:table-cell office:value-type="string" calcext:value-type="string">
            <text:p>8X8</text:p>
          </table:table-cell>
          <table:table-cell office:value-type="string" calcext:value-type="string">
            <text:p>with backpack</text:p>
          </table:table-cell>
          <table:table-cell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  <table:table-cell table:formula="of:=[.E50]*[.F50]" office:value-type="float" office:value="10.7" calcext:value-type="float">
            <text:p>10.7</text:p>
          </table:table-cell>
          <table:table-cell office:value-type="string" calcext:value-type="string">
            <text:p>https://www.adafruit.com/products/105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ower LEDs + Ser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680µF</text:p>
          </table:table-cell>
          <table:table-cell office:value-type="string" calcext:value-type="string">
            <text:p>Electrolitic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table:formula="of:=[.E53]*[.F53]" office:value-type="float" office:value="0.43" calcext:value-type="float">
            <text:p>0.43</text:p>
          </table:table-cell>
          <table:table-cell office:value-type="string" calcext:value-type="string">
            <text:p>https://www.reichelt.de/Elkos-radial-105-C-1000-5000h/RAD-FC-680-16/3/index.html?&amp;ACTION=3&amp;LA=5700&amp;ARTICLE=84685&amp;GROUPID=4000&amp;artnr=RAD+FC+680%2F16</text:p>
          </table:table-cell>
          <table:table-cell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220µF</text:p>
          </table:table-cell>
          <table:table-cell office:value-type="string" calcext:value-type="string">
            <text:p>Electrolitic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formula="of:=[.E54]*[.F54]" office:value-type="float" office:value="0.08" calcext:value-type="float">
            <text:p>0.08</text:p>
          </table:table-cell>
          <table:table-cell office:value-type="string" calcext:value-type="string">
            <text:p>https://www.reichelt.de/Elkos-radial-85-C/RAD-220-63/3/index.html?&amp;ACTION=3&amp;LA=5700&amp;ARTICLE=15121&amp;GROUPID=3143&amp;artnr=RAD+220%2F63</text:p>
          </table:table-cell>
          <table:table-cell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20-60V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Schottky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table:formula="of:=[.E55]*[.F55]" office:value-type="float" office:value="0.18" calcext:value-type="float">
            <text:p>0.18</text:p>
          </table:table-cell>
          <table:table-cell office:value-type="string" calcext:value-type="string">
            <text:p>https://www.reichelt.de/SB-SKE-4F-Dioden/SB-330/3/index.html?&amp;ACTION=3&amp;LA=5700&amp;ARTICLE=16039&amp;GROUPID=2991&amp;artnr=SB+330</text:p>
          </table:table-cell>
          <table:table-cell/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3.6A</text:p>
          </table:table-cell>
          <table:table-cell office:value-type="string" calcext:value-type="string">
            <text:p>33µH</text:p>
          </table:table-cell>
          <table:table-cell office:value-type="string" calcext:value-type="string">
            <text:p>Ferrit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formula="of:=[.E56]*[.F56]" office:value-type="float" office:value="0.6" calcext:value-type="float">
            <text:p>0.6</text:p>
          </table:table-cell>
          <table:table-cell office:value-type="string" calcext:value-type="string">
            <text:p>https://www.reichelt.de/Fest-Induktivitaeten-radial/L-09HCP-33-/3/index.html?ACTION=3&amp;GROUPID=3180&amp;ARTICLE=138657&amp;OFFSET=16&amp;SID=11V0QcSawQATMAAEmsvA88c90efb72bf42bc26df1c2bd134cc523&amp;LANGUAGE=EN</text:p>
          </table:table-cell>
          <table:table-cell/>
        </table:table-row>
        <table:table-row table:style-name="ro1">
          <table:table-cell office:value-type="string" calcext:value-type="string">
            <text:p>Switching volt reg (LM2596)</text:p>
          </table:table-cell>
          <table:table-cell office:value-type="string" calcext:value-type="string">
            <text:p>45V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TO-220-5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formula="of:=[.E57]*[.F57]" office:value-type="float" office:value="3.8" calcext:value-type="float">
            <text:p>3.8</text:p>
          </table:table-cell>
          <table:table-cell office:value-type="string" calcext:value-type="string">
            <text:p>https://www.reichelt.de/ICs-LM-2000-LM-25576/LM-2596-T5-0/3/index.html?&amp;ACTION=3&amp;LA=5700&amp;ARTICLE=109365&amp;GROUPID=5466&amp;artnr=LM+2596+T5%2C0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/4W</text:p>
          </table:table-cell>
          <table:table-cell office:value-type="string" calcext:value-type="string">
            <text:p>270Ohm</text:p>
          </table:table-cell>
          <table:table-cell office:value-type="string" calcext:value-type="string">
            <text:p>carbon film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table:formula="of:=[.E58]*[.F58]" office:value-type="float" office:value="0.11" calcext:value-type="float">
            <text:p>0.11</text:p>
          </table:table-cell>
          <table:table-cell office:value-type="string" calcext:value-type="string">
            <text:p>https://www.reichelt.de/1-4W-5-100-Ohm-910-Ohm/1-4W-270/3/index.html?&amp;ACTION=3&amp;LA=5700&amp;ARTICLE=1390&amp;GROUPID=3064&amp;artnr=1%2F4W+270</text:p>
          </table:table-cell>
          <table:table-cell/>
        </table:table-row>
        <table:table-row table:style-name="ro1">
          <table:table-cell office:value-type="string" calcext:value-type="string">
            <text:p>Transisitor (BC368)</text:p>
          </table:table-cell>
          <table:table-cell office:value-type="string" calcext:value-type="string">
            <text:p>20V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0.8W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table:formula="of:=[.E59]*[.F59]" office:value-type="float" office:value="0.24" calcext:value-type="float">
            <text:p>0.24</text:p>
          </table:table-cell>
          <table:table-cell office:value-type="string" calcext:value-type="string">
            <text:p>https://www.reichelt.de/BC-Transistors/BC-368/3/index.html?&amp;ACTION=3&amp;LA=5700&amp;ARTICLE=4992&amp;GROUPID=7206&amp;artnr=BC+368</text:p>
          </table:table-cell>
          <table:table-cell/>
        </table:table-row>
        <table:table-row table:style-name="ro2">
          <table:table-cell office:value-type="string" calcext:value-type="string">
            <text:p>LED(violet – High power)</text:p>
          </table:table-cell>
          <table:table-cell office:value-type="string" calcext:value-type="string">
            <text:p>3.9V</text:p>
          </table:table-cell>
          <table:table-cell office:value-type="string" calcext:value-type="string">
            <text:p>350mA</text:p>
          </table:table-cell>
          <table:table-cell office:value-type="string" calcext:value-type="string">
            <text:p>130mW</text:p>
          </table:table-cell>
          <table:table-cell office:value-type="float" office:value="1" calcext:value-type="float">
            <text:p>1</text:p>
          </table:table-cell>
          <table:table-cell office:value-type="float" office:value="8.79" calcext:value-type="float">
            <text:p>8.79</text:p>
          </table:table-cell>
          <table:table-cell table:formula="of:=[.E60]*[.F60]" office:value-type="float" office:value="8.79" calcext:value-type="float">
            <text:p>8.79</text:p>
          </table:table-cell>
          <table:table-cell office:value-type="string" calcext:value-type="string">
            <text:p><text:a xlink:href="http://www.roithner-laser.com/led_highsingle_hexagonal.html" xlink:type="simple">http://www.roithner-laser.com/led_highsingle_hexagonal.html</text:a> But maybe this would work? <text:a xlink:href="http://www.reichelt.de/SMD-LEDs-Standard/2/index.html?&amp;ACTION=2&amp;LA=2&amp;GROUP=A5381&amp;GROUPID=3035&amp;START=0&amp;OFFSET=500&amp;SHOW=1" xlink:type="simple">http://www.reichelt.de/SMD-LEDs-Standard/2/index.html?&amp;ACTION=2&amp;LA=2&amp;GROUP=A5381&amp;GROUPID=3035&amp;START=0&amp;OFFSET=500&amp;SHOW=1</text:a></text:p>
          </table:table-cell>
          <table:table-cell/>
        </table:table-row>
        <table:table-row table:style-name="ro2">
          <table:table-cell office:value-type="string" calcext:value-type="string">
            <text:p>Resistor(High power)</text:p>
          </table:table-cell>
          <table:table-cell office:value-type="string" calcext:value-type="string">
            <text:p>11W</text:p>
          </table:table-cell>
          <table:table-cell office:value-type="string" calcext:value-type="string">
            <text:p>12Ohm</text:p>
          </table:table-cell>
          <table:table-cell office:value-type="string" calcext:value-type="string">
            <text:p>axial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table:formula="of:=[.E61]*[.F61]" office:value-type="float" office:value="0.65" calcext:value-type="float">
            <text:p>0.65</text:p>
          </table:table-cell>
          <table:table-cell office:value-type="string" calcext:value-type="string">
            <text:p>https://www.reichelt.de/11-Watt-axial/11W-AXIAL-12/3/index.html?&amp;ACTION=3&amp;LA=2&amp;ARTICLE=1506&amp;GROUPID=3120&amp;artnr=11W+AXIAL+12 ?&amp;ACTION=3&amp;LA=2&amp;ARTICLE=1506&amp;GROUPID=3120&amp;artnr=11W+AXIAL+12</text:p>
          </table:table-cell>
          <table:table-cell office:value-type="string" calcext:value-type="string">
            <text:p> or maybe this would work <text:a xlink:href="https://www.reichelt.de/11-Watt-axial/11W-AXIAL-12/3/index.html?&amp;ACTION=3&amp;LA=2&amp;ARTICLE=1506&amp;GROUPID=3120&amp;artnr=11W+AXIAL+12" xlink:type="simple">https://www.reichelt.de/11-Watt-axial/11W-AXIAL-12/3/index.html?&amp;ACTION=3&amp;LA=2&amp;ARTICLE=1506&amp;GROUPID=3120&amp;artnr=11W+AXIAL+12</text:a></text:p>
          </table:table-cell>
        </table:table-row>
        <table:table-row table:style-name="ro3">
          <table:table-cell table:style-name="ce2" office:value-type="string" calcext:value-type="string">
            <text:p>Reflective collimator</text:p>
          </table:table-cell>
          <table:table-cell office:value-type="string" calcext:value-type="string">
            <text:p>6° </text:p>
          </table:table-cell>
          <table:table-cell office:value-type="string" calcext:value-type="string">
            <text:p>17.5mm</text:p>
          </table:table-cell>
          <table:table-cell office:value-type="string" calcext:value-type="string">
            <text:p>CLP17CR</text:p>
          </table:table-cell>
          <table:table-cell office:value-type="float" office:value="1" calcext:value-type="float">
            <text:p>1</text:p>
          </table:table-cell>
          <table:table-cell office:value-type="float" office:value="2.33" calcext:value-type="float">
            <text:p>2.33</text:p>
          </table:table-cell>
          <table:table-cell table:formula="of:=[.E62]*[.F62]" office:value-type="float" office:value="2.33" calcext:value-type="float">
            <text:p>2.33</text:p>
          </table:table-cell>
          <table:table-cell office:value-type="string" calcext:value-type="string">
            <text:p>http://www.roithner-laser.com/led_highoptic.html</text:p>
          </table:table-cell>
          <table:table-cell/>
        </table:table-row>
        <table:table-row table:style-name="ro1">
          <table:table-cell office:value-type="string" calcext:value-type="string">
            <text:p>Heat sink</text:p>
          </table:table-cell>
          <table:table-cell office:value-type="string" calcext:value-type="string">
            <text:p>36X36X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table:formula="of:=[.E63]*[.F63]" office:value-type="float" office:value="1.15" calcext:value-type="float">
            <text:p>1.15</text:p>
          </table:table-cell>
          <table:table-cell office:value-type="string" calcext:value-type="string">
            <text:p>https://www.reichelt.de/Heat-Sinks-PCB-mounting/V-ICK-PGA36X36/3/index.html?&amp;ACTION=3&amp;LA=2&amp;ARTICLE=100978&amp;GROUPID=4621&amp;artnr=V+ICK+PGA36X36</text:p>
          </table:table-cell>
          <table:table-cell/>
        </table:table-row>
        <table:table-row table:style-name="ro1">
          <table:table-cell office:value-type="string" calcext:value-type="string">
            <text:p>Excitation filter</text:p>
          </table:table-cell>
          <table:table-cell office:value-type="string" calcext:value-type="string">
            <text:p>Roscolux #3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formula="of:=[.E64]*[.F64]" office:value-type="float" office:value="10.2" calcext:value-type="float">
            <text:p>10.2</text:p>
          </table:table-cell>
          <table:table-cell office:value-type="string" calcext:value-type="string">
            <text:p>https://www.rosco.com/uk/german/filters/roscolux.cfm</text:p>
          </table:table-cell>
          <table:table-cell/>
        </table:table-row>
        <table:table-row table:style-name="ro1">
          <table:table-cell office:value-type="string" calcext:value-type="string">
            <text:p>Emission filter</text:p>
          </table:table-cell>
          <table:table-cell office:value-type="string" calcext:value-type="string">
            <text:p>Roscolux #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formula="of:=[.E65]*[.F65]" office:value-type="float" office:value="10.2" calcext:value-type="float">
            <text:p>10.2</text:p>
          </table:table-cell>
          <table:table-cell office:value-type="string" calcext:value-type="string">
            <text:p>https://www.rosco.com/uk/german/filters/roscolux.cfm</text:p>
          </table:table-cell>
          <table:table-cell/>
        </table:table-row>
        <table:table-row table:style-name="ro1">
          <table:table-cell office:value-type="string" calcext:value-type="string">
            <text:p>Servo motor</text:p>
          </table:table-cell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cont. rotation</text:p>
          </table:table-cell>
          <table:table-cell office:value-type="float" office:value="1" calcext:value-type="float">
            <text:p>1</text:p>
          </table:table-cell>
          <table:table-cell office:value-type="float" office:value="6.99" calcext:value-type="float">
            <text:p>6.99</text:p>
          </table:table-cell>
          <table:table-cell table:formula="of:=[.E66]*[.F66]" office:value-type="float" office:value="6.99" calcext:value-type="float">
            <text:p>6.99</text:p>
          </table:table-cell>
          <table:table-cell office:value-type="string" calcext:value-type="string">
            <text:p>https://www.conrad.de/de/modelcraft-mini-servo-y-3009-analog-servo-getriebe-material-kunststoff-stecksystem-jr-209089.html</text:p>
          </table:table-cell>
          <table:table-cell/>
        </table:table-row>
        <table:table-row table:style-name="ro1">
          <table:table-cell office:value-type="string" calcext:value-type="string">
            <text:p>Screw terminal </text:p>
          </table:table-cell>
          <table:table-cell office:value-type="string" calcext:value-type="string">
            <text:p>3pin</text:p>
          </table:table-cell>
          <table:table-cell office:value-type="string" calcext:value-type="string">
            <text:p>6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table:formula="of:=[.E67]*[.F67]" office:value-type="float" office:value="0.36" calcext:value-type="float">
            <text:p>0.36</text:p>
          </table:table-cell>
          <table:table-cell office:value-type="string" calcext:value-type="string">
            <text:p>https://www.reichelt.de/Screw-terminals/AKL-059-03/3/index.html?&amp;ACTION=3&amp;LA=2&amp;ARTICLE=36599&amp;GROUPID=7246&amp;artnr=AKL+059-03</text:p>
          </table:table-cell>
          <table:table-cell/>
        </table:table-row>
        <table:table-row table:style-name="ro1">
          <table:table-cell office:value-type="string" calcext:value-type="string">
            <text:p>Screw terminal </text:p>
          </table:table-cell>
          <table:table-cell office:value-type="string" calcext:value-type="string">
            <text:p>2pin</text:p>
          </table:table-cell>
          <table:table-cell office:value-type="string" calcext:value-type="string">
            <text:p>6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</text:p>
          </table:table-cell>
          <table:table-cell table:formula="of:=[.E68]*[.F68]" office:value-type="float" office:value="0.48" calcext:value-type="float">
            <text:p>0.48</text:p>
          </table:table-cell>
          <table:table-cell office:value-type="string" calcext:value-type="string">
            <text:p>https://www.reichelt.de/Screw-terminals/AKL-059-02/3/index.html?&amp;ACTION=3&amp;LA=5700&amp;ARTICLE=36598&amp;GROUPID=7246&amp;artnr=AKL+059-02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table:formula="of:=SUM([.G3:.G68])" office:value-type="float" office:value="202.68" calcext:value-type="float">
            <text:p>202.68</text:p>
          </table:table-cell>
          <table:table-cell office:value-type="string" calcext:value-type="string">
            <text:p>all prices in euros and most items from the same distributor – which is not the cheapest one available. </text:p>
          </table:table-cell>
          <table:table-cell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style-name="ce1" office:value-type="string" calcext:value-type="string">
            <text:p>Extr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DMI to VGA dongle</text:p>
          </table:table-cell>
          <table:table-cell office:value-type="string" calcext:value-type="string">
            <text:p>Option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.99" calcext:value-type="float">
            <text:p>20.99</text:p>
          </table:table-cell>
          <table:table-cell table:formula="of:=[.E79]*[.F79]" office:value-type="float" office:value="20.99" calcext:value-type="float">
            <text:p>20.99</text:p>
          </table:table-cell>
          <table:table-cell office:value-type="string" calcext:value-type="string">
            <text:p>https://www.conrad.de/de/manhattan-hdmi-auf-vga-konverter-1284618.html</text:p>
          </table:table-cell>
          <table:table-cell/>
        </table:table-row>
        <table:table-row table:style-name="ro1">
          <table:table-cell office:value-type="string" calcext:value-type="string">
            <text:p>Red filter (optional)</text:p>
          </table:table-cell>
          <table:table-cell office:value-type="string" calcext:value-type="string">
            <text:p>Roscolux #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7.6" calcext:value-type="float">
            <text:p>17.6</text:p>
          </table:table-cell>
          <table:table-cell table:formula="of:=[.E80]*[.F80]" office:value-type="float" office:value="17.6" calcext:value-type="float">
            <text:p>17.6</text:p>
          </table:table-cell>
          <table:table-cell office:value-type="string" calcext:value-type="string">
            <text:p>https://www.rosco.com/uk/german/filters/roscolux.cfm</text:p>
          </table:table-cell>
          <table:table-cell/>
        </table:table-row>
        <table:table-row table:style-name="ro1">
          <table:table-cell office:value-type="string" calcext:value-type="string">
            <text:p>Monit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9.95" calcext:value-type="float">
            <text:p>89.95</text:p>
          </table:table-cell>
          <table:table-cell table:formula="of:=[.E81]*[.F81]" office:value-type="float" office:value="89.95" calcext:value-type="float">
            <text:p>89.95</text:p>
          </table:table-cell>
          <table:table-cell office:value-type="string" calcext:value-type="string">
            <text:p>https://www.reichelt.de/HANNS-G-HE225DPB/3/index.html?&amp;ACTION=3&amp;LA=446&amp;ARTICLE=130197&amp;artnr=HANNS-G+HE225DPB&amp;SEARCH=pc+monitore</text:p>
          </table:table-cell>
          <table:table-cell/>
        </table:table-row>
        <table:table-row table:style-name="ro1">
          <table:table-cell office:value-type="string" calcext:value-type="string">
            <text:p>Keyboard &amp; mouse set</text:p>
          </table:table-cell>
          <table:table-cell office:value-type="string" calcext:value-type="string">
            <text:p>US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.95" calcext:value-type="float">
            <text:p>15.95</text:p>
          </table:table-cell>
          <table:table-cell table:formula="of:=[.E82]*[.F82]" office:value-type="float" office:value="15.95" calcext:value-type="float">
            <text:p>15.95</text:p>
          </table:table-cell>
          <table:table-cell office:value-type="string" calcext:value-type="string">
            <text:p>http://www.reichelt.de/Keyboard-Mouse-Sets/CHERRY-JD-0800DE/3/index.html?&amp;ACTION=3&amp;LA=2&amp;ARTICLE=154150&amp;GROUPID=6267&amp;artnr=CHERRY+JD-0800DE</text:p>
          </table:table-cell>
          <table:table-cell/>
        </table:table-row>
        <table:table-row table:style-name="ro1">
          <table:table-cell office:value-type="string" calcext:value-type="string">
            <text:p>Soldering ir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4.99</text:p>
          </table:table-cell>
          <table:table-cell table:formula="of:=[.E83]*[.F83]" office:value-type="float" office:value="4.99" calcext:value-type="float">
            <text:p>4.99</text:p>
          </table:table-cell>
          <table:table-cell office:value-type="string" calcext:value-type="string">
            <text:p>https://www.reichelt.de/KOLBEN-FP-30/3/index.html?&amp;ACTION=3&amp;LA=446&amp;ARTICLE=89497&amp;artnr=KOLBEN+FP+30&amp;SEARCH=soldering+iron</text:p>
          </table:table-cell>
          <table:table-cell/>
        </table:table-row>
        <table:table-row table:style-name="ro1">
          <table:table-cell office:value-type="string" calcext:value-type="string">
            <text:p>Solder</text:p>
          </table:table-cell>
          <table:table-cell office:value-type="string" calcext:value-type="string">
            <text:p>1m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84]*[.F84]" office:value-type="float" office:value="3.2" calcext:value-type="float">
            <text:p>3.2</text:p>
          </table:table-cell>
          <table:table-cell office:value-type="string" calcext:value-type="string">
            <text:p>https://www.reichelt.de/Solder/LZ-FE-1-0-100/3/index.html?&amp;ACTION=3&amp;LA=2&amp;ARTICLE=30439&amp;GROUPID=557&amp;artnr=LZ+FE+1%2C0+100</text:p>
          </table:table-cell>
          <table:table-cell/>
        </table:table-row>
        <table:table-row table:style-name="ro1">
          <table:table-cell office:value-type="string" calcext:value-type="string">
            <text:p>Thermal past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.99" calcext:value-type="float">
            <text:p>7.99</text:p>
          </table:table-cell>
          <table:table-cell table:formula="of:=[.E85]*[.F85]" office:value-type="float" office:value="7.99" calcext:value-type="float">
            <text:p>7.99</text:p>
          </table:table-cell>
          <table:table-cell office:value-type="string" calcext:value-type="string">
            <text:p>https://www.reichelt.de/TG-WLPA-015/3/index.html?&amp;ACTION=3&amp;LA=446&amp;ARTICLE=156447&amp;artnr=TG-WLPA-015&amp;SEARCH=thermal+paste</text:p>
          </table:table-cell>
          <table:table-cell/>
        </table:table-row>
        <table:table-row table:style-name="ro1">
          <table:table-cell office:value-type="string" calcext:value-type="string">
            <text:p>Third Han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.95" calcext:value-type="float">
            <text:p>9.95</text:p>
          </table:table-cell>
          <table:table-cell table:formula="of:=[.E86]*[.F86]" office:value-type="float" office:value="9.95" calcext:value-type="float">
            <text:p>9.95</text:p>
          </table:table-cell>
          <table:table-cell office:value-type="string" calcext:value-type="string">
            <text:p>https://www.reichelt.de/Holders-Vices/HALTER-ZD-10MB/3/index.html?&amp;ACTION=3&amp;LA=5700&amp;ARTICLE=145605&amp;GROUPID=4143&amp;artnr=HALTER+ZD-10MB</text:p>
          </table:table-cell>
          <table:table-cell/>
        </table:table-row>
        <table:table-row table:style-name="ro1">
          <table:table-cell office:value-type="string" calcext:value-type="string">
            <text:p>Screw driver</text:p>
          </table:table-cell>
          <table:table-cell office:value-type="string" calcext:value-type="string">
            <text:p>3.5m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3.99</text:p>
          </table:table-cell>
          <table:table-cell table:formula="of:=[.E87]*[.F87]" office:value-type="float" office:value="3.99" calcext:value-type="float">
            <text:p>3.99</text:p>
          </table:table-cell>
          <table:table-cell office:value-type="string" calcext:value-type="string">
            <text:p>https://www.reichelt.de/Standard-soft-finish/WIHA-302-3-5/3/index.html?&amp;ACTION=3&amp;LA=2&amp;ARTICLE=28685&amp;GROUPID=561&amp;artnr=WIHA+302-3%2C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1" office:value-type="string" calcext:value-type="string">
            <text:p>TOTAL </text:p>
          </table:table-cell>
          <table:table-cell table:style-name="ce1" table:formula="of:=SUM([.G79:.G87])" office:value-type="float" office:value="174.61" calcext:value-type="float">
            <text:p>174.6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1" office:value-type="string" calcext:value-type="string">
            <text:p>Grand total</text:p>
          </table:table-cell>
          <table:table-cell table:formula="of:=SUM([.G89];[.G71])" office:value-type="float" office:value="377.29" calcext:value-type="float">
            <text:p>377.2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>€</number:currency-symbol>
      <style:map style:condition="value()&gt;=0" style:apply-style-name="N128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/00/0000</text:date>, <text:time style:data-style-name="N2" text:time-value="11:02:30.643805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4:09:17.863000000</meta:creation-date>
    <dc:date>2016-07-30T12:07:08.100010444</dc:date>
    <meta:editing-duration>PT1H37M23S</meta:editing-duration>
    <meta:editing-cycles>14</meta:editing-cycles>
    <meta:generator>LibreOffice/5.1.1.3$Linux_X86_64 LibreOffice_project/89f508ef3ecebd2cfb8e1def0f0ba9a803b88a6d</meta:generator>
    <meta:document-statistic meta:table-count="1" meta:cell-count="482" meta:object-count="0"/>
  </office:meta>
</office:document-meta>
</file>